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297" officeooo:paragraph-rsid="001da297"/>
    </style:style>
    <style:style style:name="P2" style:family="paragraph" style:parent-style-name="Standard">
      <style:text-properties officeooo:rsid="001da297" officeooo:paragraph-rsid="001da297"/>
    </style:style>
    <style:style style:name="P3" style:family="paragraph" style:parent-style-name="Standard">
      <style:text-properties officeooo:rsid="00215569" officeooo:paragraph-rsid="00215569"/>
    </style:style>
    <style:style style:name="P4" style:family="paragraph" style:parent-style-name="Standard">
      <style:paragraph-properties fo:text-align="center" style:justify-single-word="false"/>
      <style:text-properties fo:font-weight="bold" officeooo:rsid="001da297" officeooo:paragraph-rsid="001da297" style:font-weight-asian="bold" style:font-weight-complex="bold"/>
    </style:style>
    <style:style style:name="T1" style:family="text">
      <style:text-properties officeooo:rsid="0020b53f"/>
    </style:style>
    <style:style style:name="T2" style:family="text">
      <style:text-properties officeooo:rsid="00215569"/>
    </style:style>
    <style:style style:name="T3" style:family="text">
      <style:text-properties officeooo:rsid="001da297"/>
    </style:style>
    <style:style style:name="T4" style:family="text">
      <style:text-properties fo:font-weight="bold" style:font-weight-asian="bold" style:font-weight-complex="bold"/>
    </style:style>
    <style:style style:name="T5" style:family="text">
      <style:text-properties fo:font-weight="bold" officeooo:rsid="001da29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a29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Шпаргалка по Git, в которой представлены основные команды. Библиотека программиста</text:p>
      <text:p text:style-name="P1">18 октября 2017 в 17:01</text:p>
      <text:p text:style-name="P1"/>
      <text:p text:style-name="P1"><text:span text:style-name="T4">git add</text:span> - Команда git add добавляет содержимое рабочей директории в индекс (staging area) для последующего коммита. По умолчанию git commit использует лишь этот индекс, так что вы можете использовать git add для сборки слепка вашего следующего коммита.</text:p>
      <text:p text:style-name="P1"/>
      <text:p text:style-name="P1"><text:span text:style-name="T4">git status</text:span> - Команда git status показывает состояния файлов в рабочей директории и индексе: какие файлы изменены, но не добавлены в индекс; какие ожидают коммита в индексе.</text:p>
      <text:p text:style-name="P1"/>
      <text:p text:style-name="P1"><text:span text:style-name="T4">git diff</text:span> - Команда git diff используется для вычисления разницы между любыми двумя Git деревьями. Это может быть разница между вашей рабочей директорией и индексом (собственно git diff), разница между индексом и последним коммитом (git diff --staged), или между любыми двумя коммитами (git diff master branchB).</text:p>
      <text:p text:style-name="P1"/>
      <text:p text:style-name="P1"><text:span text:style-name="T4">git difftool</text:span> - Команда git difftool просто запускает внешнюю утилиту сравнения для показа различий в двух деревьях, на случай если вы хотите использовать что-либо отличное от встроенного просмотрщика git diff.</text:p>
      <text:p text:style-name="P1"/>
      <text:p text:style-name="P1"><text:span text:style-name="T4">git commit</text:span> - Команда git commit берёт все данные, добавленные в индекс с помощью git add, и сохраняет их слепок во внутренней базе данных, а затем сдвигает указатель текущей ветки на этот слепок.</text:p>
      <text:p text:style-name="P1"/>
      <text:p text:style-name="P1"><text:span text:style-name="T4">git reset</text:span> - Команда git reset, как можно догадаться из названия, используется в основном для отмены изменений. Она изменяет указатель HEAD и, опционально, состояние индекса. Также эта команда может изменить файлы в рабочей директории при использовании параметра --hard, что может привести к потере наработок при неправильном использовании, так что убедитесь в серьёзности своих намерений прежде чем использовать его.</text:p>
      <text:p text:style-name="P1"/>
      <text:p text:style-name="P1"><text:span text:style-name="T4">git rm</text:span> - Команда git rm используется в Git для удаления файлов из индекса и рабочей директории. Она похожа на git add с тем лишь исключением, что она удаляет, а не добавляет файлы для следующего коммита.</text:p>
      <text:p text:style-name="P1"/>
      <text:p text:style-name="P1"><text:span text:style-name="T4">git mv</text:span> - Команда git mv — это всего лишь удобный способ переместить файл, а затем выполнить git add для нового файла и git rm для старого.</text:p>
      <text:p text:style-name="P1"/>
      <text:p text:style-name="P1"><text:span text:style-name="T4">git clean</text:span> - Команда git clean используется для удаления мусора из рабочей директории. <text:span text:style-name="T2">[-n]-показать, что будет сделано, [-f]-сделать без подтверждения.</text:span></text:p>
      <text:p text:style-name="P1"/>
      <text:p text:style-name="P4"><text:span text:style-name="T1">В</text:span>етвлени<text:span text:style-name="T1">е</text:span> и слияни<text:span text:style-name="T1">е</text:span></text:p>
      <text:p text:style-name="P1"><text:span text:style-name="T4">git branch</text:span> - Команда git branch — это своего рода “менеджер веток”. Она умеет перечислять ваши ветки, создавать новые, удалять и переименовывать их.</text:p>
      <text:p text:style-name="P1"/>
      <text:p text:style-name="P1"><text:span text:style-name="T4">git checkout</text:span> - Команда git checkout используется для переключения веток и выгрузки их содержимого в рабочую директорию.</text:p>
      <text:p text:style-name="P1"/>
      <text:p text:style-name="P1"><text:span text:style-name="T4">git merge</text:span> - Команда git merge используется для слияния одной или нескольких веток в текущую. Затем она устанавливает указатель текущей ветки на результирующий коммит.</text:p>
      <text:p text:style-name="P1"/>
      <text:p text:style-name="P1"><text:span text:style-name="T4">git mergetool</text:span> - Команда git mergetool просто вызывает внешнюю программу слияний, в случае если у вас возникли проблемы слияния.</text:p>
      <text:p text:style-name="P1"/>
      <text:p text:style-name="P1"><text:span text:style-name="T4">git log</text:span> - Команда git log используется для просмотра истории коммитов, начиная с самого свежего и уходя к истокам проекта. По умолчанию, она показывает лишь историю текущей ветки, но может быть настроена на вывод истории других, даже нескольких сразу, веток. Также её можно использовать для просмотра различий между ветками на уровне коммитов.</text:p>
      <text:p text:style-name="P1"><text:soft-page-break/></text:p>
      <text:p text:style-name="P1"><text:span text:style-name="T4">git stash</text:span> - Команда git stash используется для временного сохранения всех незакоммиченных изменений для очистки рабочей директории без необходимости коммитить незавершённую работу в новую ветку.</text:p>
      <text:p text:style-name="P1"/>
      <text:p text:style-name="P1"><text:span text:style-name="T4">git tag</text:span> - Команда git tag используется для задания постоянной метки на какой-либо момент в истории проекта. Обычно она используется для релизов.</text:p>
      <text:p text:style-name="P1"/>
      <text:p text:style-name="P4"><text:span text:style-name="T1">Совме</text:span>стн<text:span text:style-name="T1">ая</text:span> работ<text:span text:style-name="T1">а</text:span> и обновлени<text:span text:style-name="T1">е</text:span> проектов</text:p>
      <text:p text:style-name="P1"><text:span text:style-name="T4">git fetch</text:span> - Команда git fetch связывается с удалённым репозиторием и забирает из него все изменения, которых у вас пока нет и сохраняет их локально.</text:p>
      <text:p text:style-name="P1"/>
      <text:p text:style-name="P1"><text:span text:style-name="T4">git pull</text:span> - Команда git pull работает как комбинация команд git fetch и git merge, т.е. Git вначале забирает изменения из указанного удалённого репозитория, а затем пытается слить их с текущей веткой.</text:p>
      <text:p text:style-name="P1"/>
      <text:p text:style-name="P1"><text:span text:style-name="T4">git push</text:span> - Команда git push используется для передачи <text:span text:style-name="T2">данных </text:span>в <text:span text:style-name="T2">удален</text:span>ый репозиторий. Этой команде нужно право на запись в репозиторий, поэтому она использует аутентификацию.</text:p>
      <text:p text:style-name="P1"/>
      <text:p text:style-name="P1"><text:span text:style-name="T4">git remote</text:span> - Команда git remote служит для управления списком удалённых репозиториев. Она позволяет сохранять длинные URL репозиториев в виде понятных коротких строк. Вы можете использовать несколько удалённых репозиториев для работы и git remote поможет добавлять, изменять и удалять их.</text:p>
      <text:p text:style-name="P1"/>
      <text:p text:style-name="P1"><text:span text:style-name="T4">git archive</text:span> - Команда git archive используется для упаковки в архив указанных коммитов или всего репозитория.</text:p>
      <text:p text:style-name="P1"/>
      <text:p text:style-name="P1"><text:span text:style-name="T4">git submodule</text:span> - Команда git submodule используется для управления вложенными репозиториями. Например, это могут быть библиотеки или другие, используемые не только в этом проекте ресурсы. У команды submodule есть несколько под-команд — add, update, sync и др. — для управления такими репозиториями.</text:p>
      <text:p text:style-name="P1"/>
      <text:p text:style-name="P4"><text:span text:style-name="T2">О</text:span>смотр и сравнени<text:span text:style-name="T2">е</text:span></text:p>
      <text:p text:style-name="P1"><text:span text:style-name="T4">git show</text:span> - Команда git show отображает объект в простом и человекопонятном виде. Обычно она используется для просмотра информации о метке или коммите.</text:p>
      <text:p text:style-name="P1"/>
      <text:p text:style-name="P1"><text:span text:style-name="T4">git shortlog</text:span> - Команда git shortlog служит для подведения итогов команды git log. Она принимает практически те же параметры, что и git log, но вместо простого листинга всех коммитов, они будут сгруппированы по автору.</text:p>
      <text:p text:style-name="P1"/>
      <text:p text:style-name="P1"><text:span text:style-name="T4">git describe</text:span> - Команда git describe принимает на вход что угодно, что можно трактовать как коммит (ветку, тег) и выводит более-менее человекочитаемую строку, которая не изменится в будущем для данного коммита. Это может быть использовано как более удобная, но по-прежнему уникальная, замена SHA-1.</text:p>
      <text:p text:style-name="P1"/>
      <text:p text:style-name="P3"><text:span text:style-name="T4">Отладка</text:span>. <text:span text:style-name="T6">Поиск</text:span><text:span text:style-name="T7"> проблем в коде, где проблема впервые проявилась и виновника этой проблемы.</text:span></text:p>
      <text:p text:style-name="P3"/>
      <text:p text:style-name="P1"><text:span text:style-name="T4">git bisect</text:span> - Команда git bisect — это чрезвычайно полезная утилита для поиска коммита в котором впервые проявился баг или проблема с помощью автоматического бинарного поиска.</text:p>
      <text:p text:style-name="P1"/>
      <text:p text:style-name="P1"><text:span text:style-name="T4">git blame</text:span> - Команда git blame выводит перед каждой строкой файла SHA-1 коммита, последний раз менявшего эту строку и автора этого коммита. Это помогает в поисках человека, которому нужно задавать вопросы о проблемном куске кода.</text:p>
      <text:p text:style-name="P1"/>
      <text:p text:style-name="P1"><text:span text:style-name="T4">git grep</text:span> - Команда git grep используется для поиска любой строки или регулярного выражения в любом из файлов вашего проекта, даже в более ранних его версия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9:38:38.546198787</meta:creation-date>
    <dc:date>2021-05-21T17:34:57.782063023</dc:date>
    <meta:editing-duration>PT8H34M7S</meta:editing-duration>
    <meta:editing-cycles>3</meta:editing-cycles>
    <meta:generator>LibreOffice/4.3.3.2$Linux_X86_64 LibreOffice_project/430m0$Build-2</meta:generator>
    <meta:document-statistic meta:table-count="0" meta:image-count="0" meta:object-count="0" meta:page-count="2" meta:paragraph-count="34" meta:word-count="900" meta:character-count="5995" meta:non-whitespace-character-count="5126"/>
  </office:meta>
</office:document-meta>
</file>